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43.16pt" svg:y="29.2pt">
            <loext:p draw:notify-on-update-of-ranges="Sheet1.B13:Sheet1.B22 Sheet1.C13:Sheet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6.28pt" svg:y="297.98pt">
            <loext:p draw:notify-on-update-of-ranges="Sheet1.C25:Sheet1.C43 Sheet1.D25:Sheet1.D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38/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8/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37/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37/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6/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6/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33/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30/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4/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4/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9/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4/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4/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30/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33/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6/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6/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37/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" calcext:value-type="float">
            <text:p>0.85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37/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8/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38/4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/>
          <table:table-cell office:value-type="float" office:value="0.999" calcext:value-type="float">
            <text:p>0.99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4:58:09.498558128</meta:creation-date>
    <dc:date>2017-04-14T17:55:10.421830056</dc:date>
    <meta:editing-duration>PT50M10S</meta:editing-duration>
    <meta:editing-cycles>2</meta:editing-cycles>
    <meta:generator>LibreOffice/5.1.6.2$Linux_X86_64 LibreOffice_project/10m0$Build-2</meta:generator>
    <meta:document-statistic meta:table-count="1" meta:cell-count="1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B13:Sheet1.C22" chart:data-source-has-labels="both" svg:x="1.331cm" svg:y="0.18cm" svg:width="11.603cm" svg:height="7.659cm">
          <chartooo:coordinate-region svg:x="2.058cm" svg:y="0.379cm" svg:width="10.782cm" svg:height="6.813cm"/>
          <chart:axis chart:dimension="x" chart:name="primary-x" chart:style-name="ch4" chartooo:axis-type="auto">
            <chart:title svg:x="4.402cm" svg:y="8.019cm" chart:style-name="ch5">
              <text:p>pourcentage d'information conservée</text:p>
            </chart:title>
            <chart:categories table:cell-range-address="Sheet1.B13:Sheet1.B22"/>
          </chart:axis>
          <chart:axis chart:dimension="y" chart:name="primary-y" chart:style-name="ch4">
            <chart:title svg:x="0.451cm" svg:y="5.297cm" chart:style-name="ch6">
              <text:p>taux de détection</text:p>
            </chart:title>
            <chart:grid chart:style-name="ch7" chart:class="major"/>
          </chart:axis>
          <chart:series chart:style-name="ch8" chart:values-cell-range-address="Sheet1.C13:Sheet1.C22" loext:label-string="détection" chart:class="chart:scatter">
            <chart:domain table:cell-range-address="Sheet1.B13:Sheet1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tection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B13:Sheet1.B22</svg:desc>
                </draw:g>
              </table:table-cell>
              <table:table-cell office:value-type="float" office:value="0.6">
                <text:p>0.6</text:p>
                <draw:g>
                  <svg:desc>Sheet1.C13:Sheet1.C22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5:Sheet1.D43" chart:data-source-has-labels="column" svg:x="1.331cm" svg:y="0.18cm" svg:width="14.349cm" svg:height="7.659cm">
          <chartooo:coordinate-region svg:x="2.138cm" svg:y="0.379cm" svg:width="13.302cm" svg:height="6.813cm"/>
          <chart:axis chart:dimension="x" chart:name="primary-x" chart:style-name="ch3" chartooo:axis-type="auto">
            <chart:title svg:x="6.569cm" svg:y="8.019cm" chart:style-name="ch4">
              <text:p>pourcentage d'information</text:p>
            </chart:title>
            <chart:categories table:cell-range-address="Sheet1.C25:Sheet1.C43"/>
          </chart:axis>
          <chart:axis chart:dimension="y" chart:name="primary-y" chart:style-name="ch3">
            <chart:title svg:x="0.451cm" svg:y="6.09cm" chart:style-name="ch5">
              <text:p>nombre de vecteurs propres</text:p>
            </chart:title>
            <chart:grid chart:style-name="ch6" chart:class="major"/>
          </chart:axis>
          <chart:series chart:style-name="ch7" chart:values-cell-range-address="Sheet1.D25:Sheet1.D43" chart:class="chart:scatter">
            <chart:domain table:cell-range-address="Sheet1.C25:Sheet1.C4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C25:Sheet1.C43</svg:desc>
                </draw:g>
              </table:table-cell>
              <table:table-cell office:value-type="float" office:value="3">
                <text:p>3</text:p>
                <draw:g>
                  <svg:desc>Sheet1.D25:Sheet1.D43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0.999">
                <text:p>0.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